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0f64" officeooo:paragraph-rsid="00060f64"/>
    </style:style>
    <style:style style:name="P2" style:family="paragraph" style:parent-style-name="Standard">
      <style:text-properties officeooo:rsid="00068d70" officeooo:paragraph-rsid="00068d70"/>
    </style:style>
    <style:style style:name="P3" style:family="paragraph" style:parent-style-name="Standard">
      <style:text-properties officeooo:rsid="000c60f4" officeooo:paragraph-rsid="000c60f4"/>
    </style:style>
    <style:style style:name="T1" style:family="text">
      <style:text-properties officeooo:rsid="00068d70"/>
    </style:style>
    <style:style style:name="T2" style:family="text">
      <style:text-properties officeooo:rsid="000abe9b"/>
    </style:style>
    <style:style style:name="T3" style:family="text">
      <style:text-properties officeooo:rsid="000c60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问题：</text:p>
      <text:p text:style-name="P2">1. 不重新放GDT 不能正常跳转</text:p>
      <text:p text:style-name="P2">No<text:span text:style-name="T3">，数据段没恢复0导致的问题</text:span></text:p>
      <text:p text:style-name="P2"/>
      <text:p text:style-name="P2">2. qemu跟bochs 显存vram不一样</text:p>
      <text:p text:style-name="P2">VBE 不同<text:span text:style-name="T2">？</text:span></text:p>
      <text:p text:style-name="P3">Bochs vram: 0xe0000000</text:p>
      <text:p text:style-name="P3">qemu <text:s/>vram: 0xfd000000</text:p>
      <text:p text:style-name="P3"/>
      <text:p text:style-name="P2">3. qemu static 变量值有问题，bochs没有</text:p>
      <text:p text:style-name="P1">数据段: <text:span text:style-name="T1">offset 内存问题？还是全局变量初始化的问题？</text:span></text:p>
      <text:p text:style-name="P1"/>
      <text:p text:style-name="P1">Debuge with qemu<text:span text:style-name="T3">：</text:span></text:p>
      <text:p text:style-name="P3">1）qemu-system-x86_64 -hda baby_hd.img -s -S</text:p>
      <text:p text:style-name="P3">2）gdb</text:p>
      <text:p text:style-name="P3">set archi i386:x86-64</text:p>
      <text:p text:style-name="P3">file kernel</text:p>
      <text:p text:style-name="P3">b main</text:p>
      <text:p text:style-name="P3">debugging using :1234</text:p>
      <text:p text:style-name="P3">c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4:50:52.313628058</meta:creation-date>
    <dc:date>2017-10-22T15:42:45.514339144</dc:date>
    <meta:editing-duration>PT4H11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10" meta:character-count="293" meta:non-whitespace-character-count="266"/>
  </office:meta>
</office:document-meta>
</file>